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5.75cm" fo:min-width="14.5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7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75cm"/>
    </style:style>
    <style:style style:name="gr8" style:family="graphic" style:parent-style-name="objectwithoutfill">
      <style:graphic-properties svg:stroke-color="#000000" draw:marker-end="Pontas_20_das_20_setas_20_1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Pontas_20_das_20_setas_20_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Pontas_20_das_20_setas_20_3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vertical-align="middle"/>
    </style:style>
    <style:style style:name="gr12" style:family="graphic" style:parent-style-name="Objeto_20_sem_20_preenchimento_20_nem_20_linha">
      <style:graphic-properties svg:stroke-color="#000000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18pt"/>
    </style:style>
    <style:style style:name="T1" style:family="text">
      <style:text-properties style:font-name="Liberation Seri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cm" svg:height="6cm" svg:x="1.127cm" svg:y="1.2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377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3" draw:layer="layout" svg:width="3.749cm" svg:height="4.499cm" draw:transform="rotate (1.5707963267949) translate (2.877cm 6.231cm)" svg:viewBox="0 0 3750 4500" draw:points="0,0 3750,0 3750,2000 3250,2000 3250,2750 3750,2750 3750,4500 0,4500">
          <text:p/>
        </draw:polygon>
        <draw:custom-shape draw:style-name="gr4" draw:text-style-name="P3" draw:layer="layout" svg:width="1cm" svg:height="0.75cm" svg:x="6.877cm" svg:y="3.9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877cm" svg:y1="3.981cm" svg:x2="7.877cm" svg:y2="3.981cm">
          <text:p/>
        </draw:line>
        <draw:line draw:style-name="gr3" draw:text-style-name="P3" draw:layer="layout" svg:x1="4.877cm" svg:y1="3.074cm" svg:x2="5.627cm" svg:y2="3.074cm">
          <text:p/>
        </draw:line>
        <draw:custom-shape draw:style-name="gr5" draw:text-style-name="P4" draw:layer="layout" svg:width="0.25cm" svg:height="0.25cm" svg:x="5.5cm" svg:y="2.5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7.377cm" svg:y1="2.481cm" svg:x2="8.127cm" svg:y2="2.481cm">
          <text:p/>
        </draw:line>
        <draw:custom-shape draw:style-name="gr6" draw:text-style-name="P4" draw:layer="layout" svg:width="1.25cm" svg:height="0.5cm" svg:x="8.127cm" svg:y="2.2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5cm" svg:height="0.5cm" svg:x="9.877cm" svg:y="2.23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77cm" svg:y1="2.481cm" svg:x2="9.877cm" svg:y2="2.481cm">
          <text:p/>
        </draw:line>
        <draw:line draw:style-name="gr3" draw:text-style-name="P3" draw:layer="layout" svg:x1="11.127cm" svg:y1="2.481cm" svg:x2="11.877cm" svg:y2="2.481cm">
          <text:p/>
        </draw:line>
        <draw:line draw:style-name="gr3" draw:text-style-name="P3" draw:layer="layout" svg:x1="11.877cm" svg:y1="4.231cm" svg:x2="11.877cm" svg:y2="2.481cm">
          <text:p/>
        </draw:line>
        <draw:line draw:style-name="gr3" draw:text-style-name="P3" draw:layer="layout" svg:x1="11.127cm" svg:y1="4.231cm" svg:x2="12.627cm" svg:y2="4.231cm">
          <text:p/>
        </draw:line>
        <draw:line draw:style-name="gr3" draw:text-style-name="P3" draw:layer="layout" svg:x1="11.127cm" svg:y1="4.481cm" svg:x2="12.627cm" svg:y2="4.481cm">
          <text:p/>
        </draw:line>
        <draw:line draw:style-name="gr3" draw:text-style-name="P3" draw:layer="layout" svg:x1="11.877cm" svg:y1="6.231cm" svg:x2="11.877cm" svg:y2="4.481cm">
          <text:p/>
        </draw:line>
        <draw:line draw:style-name="gr3" draw:text-style-name="P3" draw:layer="layout" svg:x1="7.377cm" svg:y1="6.231cm" svg:x2="11.877cm" svg:y2="6.231cm">
          <text:p/>
        </draw:line>
        <draw:line draw:style-name="gr3" draw:text-style-name="P3" draw:layer="layout" svg:x1="11.877cm" svg:y1="2.481cm" svg:x2="14.127cm" svg:y2="2.481cm">
          <text:p/>
        </draw:line>
        <draw:line draw:style-name="gr3" draw:text-style-name="P3" draw:layer="layout" svg:x1="14.127cm" svg:y1="3.731cm" svg:x2="14.127cm" svg:y2="2.481cm">
          <text:p/>
        </draw:line>
        <draw:line draw:style-name="gr3" draw:text-style-name="P3" draw:layer="layout" svg:x1="14.127cm" svg:y1="6.231cm" svg:x2="14.127cm" svg:y2="4.981cm">
          <text:p/>
        </draw:line>
        <draw:custom-shape draw:style-name="gr7" draw:text-style-name="P3" draw:layer="layout" svg:width="1.25cm" svg:height="0.5cm" draw:transform="rotate (1.5707963267949) translate (13.877cm 4.981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877cm" svg:y1="6.231cm" svg:x2="14.127cm" svg:y2="6.231cm">
          <text:p/>
        </draw:line>
        <draw:line draw:style-name="gr8" draw:text-style-name="P3" draw:layer="layout" svg:x1="1.877cm" svg:y1="3.481cm" svg:x2="1.877cm" svg:y2="5.231cm">
          <text:p/>
        </draw:line>
        <draw:line draw:style-name="gr9" draw:text-style-name="P3" draw:layer="layout" svg:x1="6.627cm" svg:y1="5.231cm" svg:x2="6.627cm" svg:y2="3.481cm">
          <text:p/>
        </draw:line>
        <draw:line draw:style-name="gr10" draw:text-style-name="P3" draw:layer="layout" svg:x1="14.877cm" svg:y1="3.231cm" svg:x2="14.877cm" svg:y2="5.481cm">
          <text:p/>
        </draw:line>
        <draw:polygon draw:style-name="gr11" draw:text-style-name="P4" draw:layer="layout" svg:width="0.249cm" svg:height="0.499cm" svg:x="3.627cm" svg:y="2.231cm" svg:viewBox="0 0 250 500" draw:points="0,500 0,0 250,250">
          <text:p/>
        </draw:polygon>
        <draw:polygon draw:style-name="gr11" draw:text-style-name="P4" draw:layer="layout" svg:width="0.249cm" svg:height="0.499cm" svg:x="11.377cm" svg:y="2.231cm" svg:viewBox="0 0 250 500" draw:points="0,500 0,0 250,250">
          <text:p/>
        </draw:polygon>
        <draw:frame draw:style-name="gr12" draw:text-style-name="P5" draw:layer="layout" svg:width="0.506cm" svg:height="0.53cm" svg:x="1.127cm" svg:y="3.9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5" draw:layer="layout" svg:width="0.573cm" svg:height="0.53cm" svg:x="15.127cm" svg:y="3.9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5" draw:layer="layout" svg:width="0.5cm" svg:height="0.47cm" svg:x="13.304cm" svg:y="4.2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5" draw:layer="layout" svg:width="0.509cm" svg:height="0.47cm" svg:x="10.377cm" svg:y="4.2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5" draw:layer="layout" svg:width="0.554cm" svg:height="0.53cm" svg:x="10.127cm" svg:y="1.4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5" draw:layer="layout" svg:width="0.466cm" svg:height="0.47cm" svg:x="8.377cm" svg:y="1.4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5" draw:layer="layout" svg:width="0.581cm" svg:height="0.53cm" svg:x="5.877cm" svg:y="4.2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6" draw:layer="layout" svg:width="4.75cm" svg:height="1.25cm" svg:x="5.627cm" svg:y="6.481cm">
          <draw:text-box>
            <text:p><text:span text:style-name="T1">Buck Conver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551cm" fo:page-height="8.5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8:05:17.241570399</meta:creation-date>
    <dc:date>2022-03-08T18:42:17.353388572</dc:date>
    <meta:editing-duration>PT24M17S</meta:editing-duration>
    <meta:editing-cycles>6</meta:editing-cycles>
    <meta:generator>LibreOffice/6.4.7.2$Linux_X86_64 LibreOffice_project/4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2/content.xml><?xml version="1.0" encoding="utf-8"?>
<math xmlns="http://www.w3.org/1998/Math/MathML" display="block">
  <semantics>
    <msub>
      <mi>v</mi>
      <mi>o</mi>
    </msub>
    <annotation encoding="StarMath 5.0">v_o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sub>
      <mi>r</mi>
      <mi>L</mi>
    </msub>
    <annotation encoding="StarMath 5.0">r_L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b>
      <mi>v</mi>
      <mi>d</mi>
    </msub>
    <annotation encoding="StarMath 5.0">v_d</annotation>
  </semantics>
</math>
</file>